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inherit" svg:font-family="inherit"/>
  </office:font-face-decls>
  <office:automatic-styles>
    <style:style style:name="P1" style:family="paragraph" style:parent-style-name="Preformatted_20_Text" style:list-style-name="L10">
      <style:paragraph-properties fo:margin-top="0in" fo:margin-bottom="0.1965in" style:contextual-spacing="false" fo:line-height="142%" fo:text-align="start" style:justify-single-word="false" fo:orphans="1"/>
    </style:style>
    <style:style style:name="P2" style:family="paragraph" style:parent-style-name="Preformatted_20_Text">
      <style:paragraph-properties fo:margin-top="0in" fo:margin-bottom="0.1965in" style:contextual-spacing="false" fo:line-height="142%" fo:text-align="start" style:justify-single-word="false" fo:orphans="1"/>
    </style:style>
    <style:style style:name="P3" style:family="paragraph" style:parent-style-name="Preformatted_20_Text" style:list-style-name="L17">
      <style:paragraph-properties fo:margin-top="0in" fo:margin-bottom="0.1965in" style:contextual-spacing="false" fo:line-height="142%" fo:text-align="start" style:justify-single-word="false" fo:orphans="1"/>
    </style:style>
    <style:style style:name="P4" style:family="paragraph" style:parent-style-name="Preformatted_20_Text" style:list-style-name="L10"/>
    <style:style style:name="P5" style:family="paragraph" style:parent-style-name="Preformatted_20_Text" style:list-style-name="L17"/>
    <style:style style:name="P6" style:family="paragraph" style:parent-style-name="Standard">
      <style:paragraph-properties fo:margin-top="0in" fo:margin-bottom="0.1965in" style:contextual-spacing="false"/>
    </style:style>
    <style:style style:name="P7" style:family="paragraph" style:parent-style-name="Text_20_body">
      <style:paragraph-properties fo:margin-top="0in" fo:margin-bottom="0in" style:contextual-spacing="false"/>
    </style:style>
    <style:style style:name="P8" style:family="paragraph" style:parent-style-name="Text_20_body" style:list-style-name="L10"/>
    <style:style style:name="P9" style:family="paragraph" style:parent-style-name="Text_20_body" style:list-style-name="L12"/>
    <style:style style:name="P10" style:family="paragraph" style:parent-style-name="Text_20_body" style:list-style-name="L14">
      <style:paragraph-properties fo:margin-top="0in" fo:margin-bottom="0in" style:contextual-spacing="false"/>
    </style:style>
    <style:style style:name="P11" style:family="paragraph" style:parent-style-name="Text_20_body" style:list-style-name="L15"/>
    <style:style style:name="P12" style:family="paragraph" style:parent-style-name="Text_20_body" style:list-style-name="L16"/>
    <style:style style:name="P13" style:family="paragraph" style:parent-style-name="Text_20_body" style:list-style-name="L17"/>
    <style:style style:name="P14" style:family="paragraph" style:parent-style-name="Text_20_body" style:list-style-name="L18"/>
    <style:style style:name="P15" style:family="paragraph" style:parent-style-name="Text_20_body" style:list-style-name="L18">
      <style:paragraph-properties fo:margin-top="0in" fo:margin-bottom="0in" style:contextual-spacing="false"/>
    </style:style>
    <style:style style:name="T1" style:family="text">
      <style:text-properties fo:color="#4d4d4c" loext:opacity="100%" style:font-name="inherit" fo:background-color="transparent" loext:char-shading-value="0" loext:padding="0in" loext:border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nswer</text:p>
      <text:p text:style-name="P6">Para crear y usar un alias en ZSH, sigue estos pasos: </text:p>
      <text:list xml:id="list1618299275" text:style-name="L10">
        <text:list-item>
          <text:p text:style-name="P8">Abre el archivo de configuración de ZSH: </text:p>
          <text:p text:style-name="P4">text</text:p>
          <text:p text:style-name="P1"><text:span text:style-name="Source_20_Text"><text:span text:style-name="T1">nano ~/.zshrc</text:span></text:span></text:p>
        </text:list-item>
      </text:list>
      <text:list xml:id="list1498842570" text:style-name="L12">
        <text:list-item>
          <text:p text:style-name="P9">Añade tu alias al final del archivo usando la siguiente sintaxis: </text:p>
        </text:list-item>
      </text:list>
      <text:p text:style-name="Preformatted_20_Text">text</text:p>
      <text:p text:style-name="P2"><text:span text:style-name="Source_20_Text"><text:span text:style-name="T1">alias nombre_alias='comando'</text:span></text:span></text:p>
      <text:p text:style-name="Text_20_body">Por ejemplo: </text:p>
      <text:p text:style-name="Preformatted_20_Text">text</text:p>
      <text:p text:style-name="P2"><text:span text:style-name="Source_20_Text"><text:span text:style-name="T1">alias ll='ls -la'</text:span></text:span></text:p>
      <text:list xml:id="list3202448148" text:style-name="L14">
        <text:list-item>
          <text:p text:style-name="P10">Guarda los cambios y cierra el editor (en nano: Ctrl+O, Enter, Ctrl+X). </text:p>
        </text:list-item>
      </text:list>
      <text:list xml:id="list1033234155" text:style-name="L15">
        <text:list-item>
          <text:p text:style-name="P11">Recarga el archivo de configuración para aplicar los cambios: </text:p>
        </text:list-item>
      </text:list>
      <text:p text:style-name="Preformatted_20_Text">text</text:p>
      <text:p text:style-name="P2"><text:span text:style-name="Source_20_Text"><text:span text:style-name="T1">source ~/.zshrc</text:span></text:span></text:p>
      <text:list xml:id="list3633029647" text:style-name="L16">
        <text:list-item text:start-value="4">
          <text:p text:style-name="P12">Ahora puedes usar tu nuevo alias en la terminal. </text:p>
        </text:list-item>
      </text:list>
      <text:p text:style-name="Text_20_body">Algunos consejos adicionales: </text:p>
      <text:list xml:id="list1219927084" text:style-name="L17">
        <text:list-item>
          <text:p text:style-name="P13">Para crear un alias global que se pueda usar en cualquier parte de un comando, usa la bandera -g: </text:p>
          <text:p text:style-name="P5">text</text:p>
          <text:p text:style-name="P3"><text:span text:style-name="Source_20_Text"><text:span text:style-name="T1">alias -g G='| grep'</text:span></text:span></text:p>
        </text:list-item>
      </text:list>
      <text:list xml:id="list2176371825" text:style-name="L18">
        <text:list-item>
          <text:p text:style-name="P15">Para alias más complejos, considera usar funciones en lugar de alias simples. </text:p>
        </text:list-item>
        <text:list-item>
          <text:p text:style-name="P15">Puedes listar todos tus alias actuales con el comando <text:span text:style-name="Source_20_Text">alias</text:span>. </text:p>
        </text:list-item>
        <text:list-item>
          <text:p text:style-name="P15">Para eliminar un alias temporalmente, usa <text:span text:style-name="Source_20_Text">unalias nombre_alias</text:span>. </text:p>
        </text:list-item>
        <text:list-item>
          <text:p text:style-name="P15">Si usas Oh My Zsh, puedes añadir tus alias personalizados al archivo <text:span text:style-name="Source_20_Text">~/.oh-my-zsh/custom/aliases.zsh</text:span> para mantenerlos separados</text:p>
          <text:p text:style-name="P14">. </text:p>
        </text:list-item>
      </text:list>
      <text:p text:style-name="P7">Recuerda que los cambios en <text:span text:style-name="Source_20_Text">.zshrc</text:span> serán permanentes y estarán disponibles en nuevas sesiones de terminal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7T12:55:41.297260772</meta:creation-date>
    <dc:date>2024-11-17T12:57:41.945945467</dc:date>
    <meta:editing-duration>PT37S</meta:editing-duration>
    <meta:editing-cycles>1</meta:editing-cycles>
    <meta:document-statistic meta:table-count="0" meta:image-count="0" meta:object-count="0" meta:page-count="1" meta:paragraph-count="26" meta:word-count="178" meta:character-count="1055" meta:non-whitespace-character-count="903"/>
    <meta:generator>LibreOffice/7.3.7.2$Linux_X86_64 LibreOffice_project/30$Build-2</meta:generator>
  </office:meta>
</office:document-meta>
</file>